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T11_6" style:family="text">
      <style:text-properties fo:font-style="italic" style:font-style-asian="italic" style:font-style-complex="italic" fo:language="none" fo:language-asian="none" fo:language-complex="none"/>
    </style:style>
    <style:style style:name="T11_7" style:family="text"/>
    <style:style style:name="P12" style:family="paragraph" style:parent-style-name="Normal">
      <style:paragraph-properties fo:margin-top="0.423cm" fo:margin-bottom="0.423cm"/>
    </style:style>
    <style:style style:name="T12_1" style:family="text"/>
    <style:style style:name="P13" style:family="paragraph" style:parent-style-name="Normal">
      <style:paragraph-properties fo:margin-top="0.353cm"/>
    </style:style>
    <style:style style:name="T1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T14_6" style:family="text">
      <style:text-properties fo:font-style="italic" style:font-style-asian="italic" style:font-style-complex="italic" fo:language="none" fo:language-asian="none" fo:language-complex="none"/>
    </style:style>
    <style:style style:name="T14_7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6_3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Normal">
      <style:paragraph-properties fo:margin-top="0.423cm" fo:margin-bottom="0.423cm"/>
    </style:style>
    <style:style style:name="T18_1" style:family="text"/>
    <style:style style:name="P19" style:family="paragraph" style:parent-style-name="Normal">
      <style:paragraph-properties fo:margin-top="0.353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Heading_20_2">
      <style:paragraph-properties fo:margin-top="0.527cm" fo:margin-bottom="0.527cm"/>
    </style:style>
    <style:style style:name="T2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/>
    <style:style style:name="T23_3" style:family="text">
      <style:text-properties fo:color="#0000ee" fo:language="none" fo:language-asian="none" fo:language-complex="none" style:text-underline-style="solid" style:text-underline-color="font-color"/>
    </style:style>
    <style:style style:name="T23_4" style:family="text"/>
    <style:style style:name="T23_5" style:family="text"/>
    <style:style style:name="T23_6" style:family="text">
      <style:text-properties fo:color="#0000ee" fo:language="none" fo:language-asian="none" fo:language-complex="none" style:text-underline-style="solid" style:text-underline-color="font-color"/>
    </style:style>
    <style:style style:name="T23_7" style:family="text"/>
    <style:style style:name="P24" style:family="paragraph" style:parent-style-name="Normal">
      <style:paragraph-properties fo:margin-top="0.423cm" fo:margin-bottom="0.423cm"/>
    </style:style>
    <style:style style:name="T24_1" style:family="text"/>
  </office:automatic-styles>
  <office:body>
    <office:text>
      <text:h text:style-name="P1" text:outline-level="1"><text:span text:style-name="T1_1">Indestructible<text:s/>Data:<text:s/>How<text:s/>Arbitrary<text:s/>Data<text:s/>is<text:s/>Added<text:s/>to<text:s/>the<text:s/>Blockchai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3-13<text:s/>18:06:04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The<text:s/>blockchain<text:s/>is<text:s/>a<text:s/>very<text:s/>powerful<text:s/>tool<text:s/>-<text:s/>it's<text:s/>a<text:s/>distributed,<text:s/>immutable<text:s/>database<text:s/>of<text:s/>all<text:s/>the<text:s/>transactions<text:s/>that<text:s/>have<text:s/>ever<text:s/>occurred<text:s/>on<text:s/>a<text:s/>cryptocurrency<text:s/>network.<text:s/>When<text:s/>you<text:s/>transact<text:s/>on<text:s/>Bitcoin,<text:s/>for<text:s/>example,<text:s/>that<text:s/>transfer<text:s/>of<text:s/>value<text:s/>is<text:s/>recorded<text:s/>on<text:s/>the<text:s/>blockchain<text:s/></text:span><text:span text:style-name="T7_2">forever</text:span><text:span text:style-name="T7_3">.<text:s/>It<text:s/>cannot<text:s/>be<text:s/>modified<text:s/>or<text:s/>changed<text:s/>after<text:s/>just<text:s/>a<text:s/>few<text:s/>confirmations<text:s/>(blocks<text:s/>added<text:s/>on<text:s/>top<text:s/>of<text:s/>that<text:s/>block)<text:s/>from<text:s/>miners.</text:span></text:p>
      <text:p text:style-name="P8"><text:span text:style-name="T8_1">But<text:s/>it's<text:s/>not<text:s/>just<text:s/>raw<text:s/>transaction<text:s/>data<text:s/>that<text:s/>can<text:s/>be<text:s/>added<text:s/>to<text:s/>blockchains.<text:s/>Many<text:s/>of<text:s/>the<text:s/>most<text:s/>popular<text:s/>allow<text:s/></text:span><text:span text:style-name="T8_2">arbitrary</text:span><text:span text:style-name="T8_3"><text:s/>data<text:s/>to<text:s/>be<text:s/>added<text:s/>to<text:s/>chains.<text:s/>We'll<text:s/>talk<text:s/>a<text:s/>bit<text:s/>about<text:s/>how<text:s/>data<text:s/>is<text:s/>added<text:s/>to<text:s/>Bitcoin<text:s/>and<text:s/>Bitcoin<text:s/>forks<text:s/>in<text:s/>particular.</text:span></text:p>
      <text:h text:style-name="P9" text:outline-level="2"><text:span text:style-name="T9_1">Adding<text:s/>to<text:s/>the<text:s/>Database</text:span></text:h>
      <text:h text:style-name="P10" text:outline-level="3"><text:span text:style-name="T10_1">Understanding<text:s/>Transaction<text:s/>Script<text:s/>Basics</text:span></text:h>
      <text:p text:style-name="P11"><text:span text:style-name="T11_1">When<text:s/>you<text:s/>transfer<text:s/>value<text:s/>from<text:s/>one<text:s/>party<text:s/>to<text:s/>another<text:s/>on<text:s/>the<text:s/>chain,<text:s/>there's<text:s/>not<text:s/>one<text:s/>hard-coded<text:s/>transaction<text:s/>type.<text:s/>In<text:s/>reality,<text:s/>Bitcoin<text:s/>transactions<text:s/>are<text:s/></text:span><text:span text:style-name="T11_2">programmable</text:span><text:span text:style-name="T11_3">,<text:s/>allowing<text:s/>the<text:s/>use<text:s/>of<text:s/>a<text:s/>small<text:s/>scripting<text:s/>language<text:s/>appropriately<text:s/>called<text:s/></text:span><text:span text:style-name="T11_4">Script</text:span><text:span text:style-name="T11_5">.<text:s/>Here's<text:s/>what<text:s/>you<text:s/>need<text:s/>to<text:s/>know<text:s/>about<text:s/>Bitcoin<text:s/>scripts:<text:s/>the<text:s/>end<text:s/>goal<text:s/>is<text:s/>to<text:s/>end<text:s/>up<text:s/>with<text:s/>a<text:s/>value<text:s/>of<text:s/></text:span><text:span text:style-name="T11_6">true<text:s/></text:span><text:span text:style-name="T11_7">on<text:s/>the<text:s/>Script<text:s/>stack,<text:s/>after<text:s/>the<text:s/>script<text:s/>finishes<text:s/>execution.<text:s/>If<text:s/>the<text:s/>end<text:s/>value<text:s/>of<text:s/>the<text:s/>program<text:s/>is<text:s/>true,<text:s/>then<text:s/>the<text:s/>transaction<text:s/>is<text:s/>considered<text:s/>valid.<text:s/></text:span></text:p>
      <text:p text:style-name="P12"><text:span text:style-name="T12_1">For<text:s/>example,<text:s/>a<text:s/>typical<text:s/>script<text:s/>looks<text:s/>like<text:s/>this:</text:span></text:p>
      <text:p text:style-name="P13"><text:span text:style-name="T13_1">&lt;Signature&gt;<text:s/>&lt;Public<text:s/>Key&gt;<text:s/>OP_DUP<text:s/>OP_HASH160<text:s/>&lt;Public<text:s/>Key<text:s/>Hash&gt;<text:s/>OP_EQUALVERIFY<text:s/>OP_CHECKSIG</text:span></text:p>
      <text:p text:style-name="P14"><text:span text:style-name="T14_1">This<text:s/>is<text:s/>called<text:s/>a<text:s/>"Pay<text:s/>to<text:s/>Public<text:s/>Key"<text:s/>transaction,<text:s/>and<text:s/>here<text:s/>the<text:s/>script<text:s/>evaluates<text:s/>to<text:s/></text:span><text:span text:style-name="T14_2">true</text:span><text:span text:style-name="T14_3"><text:s/>as<text:s/>long<text:s/>as<text:s/>the<text:s/>spender<text:s/>provides<text:s/>a<text:s/>valid<text:s/>signature<text:s/>from<text:s/>their<text:s/>private<text:s/>key.<text:s/>This<text:s/>script<text:s/>is<text:s/>built<text:s/>from<text:s/>the<text:s/>original<text:s/></text:span><text:span text:style-name="T14_4">locking<text:s/>script</text:span><text:span text:style-name="T14_5"><text:s/>(OP_DUP<text:s/>onward)<text:s/>on<text:s/>the<text:s/>UTXO<text:s/>at<text:s/>the<text:s/>spender's<text:s/>address<text:s/>,<text:s/>concatenated<text:s/>to<text:s/>the<text:s/></text:span><text:span text:style-name="T14_6">unlocking<text:s/>script</text:span><text:span text:style-name="T14_7"><text:s/>(sig<text:s/>and<text:s/>pubkey)<text:s/>created<text:s/>by<text:s/>the<text:s/>spender.<text:s/></text:span></text:p>
      <text:h text:style-name="P15" text:outline-level="3"><text:span text:style-name="T15_1">Data<text:s/>Scripts<text:s/>with<text:s/>OP_RETURN</text:span></text:h>
      <text:p text:style-name="P16"><text:span text:style-name="T16_1">So<text:s/>what<text:s/>does<text:s/>that<text:s/>have<text:s/>to<text:s/>do<text:s/>with<text:s/>adding<text:s/>data<text:s/>to<text:s/>the<text:s/>blockchain?<text:s/>Well,<text:s/>it<text:s/>turns<text:s/>out<text:s/>scripts<text:s/>have<text:s/>a<text:s/>great<text:s/>available<text:s/>operator<text:s/>called<text:s/></text:span><text:span text:style-name="T16_2">OP_RETURN</text:span><text:span text:style-name="T16_3">.<text:s/>This<text:s/>operator<text:s/>simply<text:s/>marks<text:s/>the<text:s/>transaction<text:s/>as<text:s/>provably<text:s/>unspendable<text:s/>immediately!<text:s/>It<text:s/>is<text:s/>still<text:s/>considered<text:s/>a<text:s/>valid<text:s/>transaction.</text:span></text:p>
      <text:p text:style-name="P17"><text:span text:style-name="T17_1">And<text:s/>after<text:s/>the<text:s/>OP_RETURN,<text:s/>there<text:s/>is<text:s/>room<text:s/>leftover<text:s/>for<text:s/>arbitrary<text:s/>data.<text:s/>So<text:s/>when<text:s/>the<text:s/>transaction<text:s/>is<text:s/>included<text:s/>in<text:s/>the<text:s/>chain,<text:s/>the<text:s/>OP_RETURN<text:s/>allows<text:s/>the<text:s/>transaction<text:s/>to<text:s/>be<text:s/>valid,<text:s/>and<text:s/>the<text:s/>other<text:s/>data<text:s/>gets<text:s/>recorded<text:s/>on<text:s/>the<text:s/>blockchain!</text:span></text:p>
      <text:p text:style-name="P18"><text:span text:style-name="T18_1">For<text:s/>example,<text:s/>I<text:s/>could<text:s/>create<text:s/>a<text:s/>transaction<text:s/>with<text:s/>the<text:s/>data:</text:span></text:p>
      <text:p text:style-name="P19"><text:span text:style-name="T19_1">OP_RETURN<text:s/>chaintuts<text:s/>teaches<text:s/>bitcoin!</text:span></text:p>
      <text:p text:style-name="P20"><text:span text:style-name="T20_1">to<text:s/>forever<text:s/>record<text:s/>on<text:s/>the<text:s/>blockchain<text:s/>my<text:s/>enjoyment<text:s/>of<text:s/>teaching<text:s/>and<text:s/>explaining.<text:s/></text:span></text:p>
      <text:p text:style-name="P21"><text:span text:style-name="T21_1">Now<text:s/>the<text:s/>amount<text:s/>of<text:s/>data<text:s/>one<text:s/>can<text:s/>store<text:s/>is<text:s/>not<text:s/>unlimited,<text:s/>for<text:s/>economic<text:s/>and<text:s/>scaling<text:s/>reasons.<text:s/>It<text:s/>would<text:s/>not<text:s/>be<text:s/>feasible<text:s/>for<text:s/>the<text:s/>chain<text:s/>to<text:s/>store<text:s/>users'<text:s/>files<text:s/>and<text:s/>that<text:s/>sort<text:s/>of<text:s/>thing.<text:s/>For<text:s/>this<text:s/>reason<text:s/>Bitcoin<text:s/>BTC<text:s/>limits<text:s/>OP_RETURN<text:s/>transaction<text:s/>data<text:s/>to<text:s/>a<text:s/>size<text:s/>of<text:s/>40<text:s/>bytes.<text:s/>BCH<text:s/>allows<text:s/>220<text:s/>bytes,<text:s/>and<text:s/>BSV<text:s/>allows<text:s/>100,000<text:s/>bytes.<text:s/></text:span></text:p>
      <text:h text:style-name="P22" text:outline-level="2"><text:span text:style-name="T22_1">OP_RETURN<text:s/>Data<text:s/>Forever,<text:s/>and<text:s/>Cool<text:s/>Use<text:s/>Cases</text:span></text:h>
      <text:p text:style-name="P23"><text:span text:style-name="T23_1">Now<text:s/>it<text:s/>might<text:s/>be<text:s/>fun<text:s/>to<text:s/>record<text:s/>my<text:s/>love<text:s/>of<text:s/>teaching<text:s/>on<text:s/>chain,<text:s/>but<text:s/>it's<text:s/>not<text:s/>really<text:s/>that<text:s/>useful.<text:s/>The<text:s/>amazing<text:s/>thing<text:s/>about<text:s/>OP_RETURN<text:s/>is<text:s/>the<text:s/>ability<text:s/>to<text:s/>built<text:s/>decentralized<text:s/>applications<text:s/>on<text:s/>top<text:s/>of<text:s/>Bitcoin.<text:s/>The<text:s/>Bitcoin<text:s/>Cash<text:s/>chain<text:s/>has<text:s/>applications<text:s/>like<text:s/></text:span><text:span text:style-name="T23_2"><text:a xlink:type="simple" xlink:href="https://memo.cash/"><text:span text:style-name="T23_3">memo.cash</text:span></text:a></text:span><text:span text:style-name="T23_4">,<text:s/>where<text:s/>users<text:s/>can<text:s/>post<text:s/>on<text:s/>a<text:s/>"decentralized<text:s/>Twitter"<text:s/>hosted<text:s/>on<text:s/>the<text:s/>chain.<text:s/>BCH<text:s/>also<text:s/>uses<text:s/>OP_RETURN<text:s/>scripts<text:s/>for<text:s/>tokenization,<text:s/>using<text:s/>the<text:s/></text:span><text:span text:style-name="T23_5"><text:a xlink:type="simple" xlink:href="https://simpleledger.cash/"><text:span text:style-name="T23_6">SLP<text:s/>standard</text:span></text:a></text:span><text:span text:style-name="T23_7">.<text:s/></text:span></text:p>
      <text:p text:style-name="P24"><text:span text:style-name="T24_1">Although<text:s/>the<text:s/>amount<text:s/>of<text:s/>data<text:s/>is<text:s/>limited<text:s/>for<text:s/>economic<text:s/>and<text:s/>scaling<text:s/>reasons,<text:s/>there<text:s/>are<text:s/>tons<text:s/>of<text:s/>possibilities<text:s/>for<text:s/>this<text:s/>type<text:s/>of<text:s/>decentralized<text:s/>data<text:s/>storage,<text:s/>so<text:s/>long<text:s/>as<text:s/>it<text:s/>is<text:s/>used<text:s/>within<text:s/>reason.<text:s/>Imagine<text:s/>the<text:s/>Bitcoin<text:s/>apps<text:s/>that<text:s/>can<text:s/>be<text:s/>built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Indestructible Data: How Arbitrary Data is Added to the Blockchain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